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b9e3" officeooo:paragraph-rsid="000eb9e3"/>
    </style:style>
    <style:style style:name="P2" style:family="paragraph" style:parent-style-name="Standard" style:list-style-name="L1">
      <style:text-properties officeooo:rsid="00131c4f" officeooo:paragraph-rsid="00131c4f"/>
    </style:style>
    <style:style style:name="P3" style:family="paragraph" style:parent-style-name="Standard" style:list-style-name="L1">
      <style:text-properties officeooo:rsid="000eb9e3" officeooo:paragraph-rsid="000eb9e3"/>
    </style:style>
    <style:style style:name="P4" style:family="paragraph" style:parent-style-name="Standard" style:list-style-name="L1">
      <style:text-properties officeooo:rsid="0012acf1" officeooo:paragraph-rsid="0012acf1"/>
    </style:style>
    <style:style style:name="P5" style:family="paragraph" style:parent-style-name="Standard" style:list-style-name="L1">
      <style:text-properties officeooo:rsid="000fec14" officeooo:paragraph-rsid="000fec1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2637583634" text:style-name="L1">
        <text:list-item>
          <text:p text:style-name="P2">map</text:p>
        </text:list-item>
        <text:list-item>
          <text:p text:style-name="P3">path</text:p>
        </text:list-item>
        <text:list-item>
          <text:p text:style-name="P3">spawn point</text:p>
        </text:list-item>
        <text:list-item>
          <text:p text:style-name="P3">destination</text:p>
        </text:list-item>
        <text:list-item>
          <text:p text:style-name="P3">enemy</text:p>
        </text:list-item>
        <text:list-item>
          <text:p text:style-name="P3">tower</text:p>
        </text:list-item>
        <text:list-item>
          <text:p text:style-name="P3">resources</text:p>
        </text:list-item>
        <text:list-item>
          <text:p text:style-name="P4">lives left</text:p>
        </text:list-item>
        <text:list-item>
          <text:p text:style-name="P4">wave number</text:p>
        </text:list-item>
        <text:list-item>
          <text:p text:style-name="P3">tower list</text:p>
        </text:list-item>
        <text:list-item>
          <text:p text:style-name="P3">settings</text:p>
        </text:list-item>
        <text:list-item>
          <text:p text:style-name="P3">speed settings</text:p>
          <text:p text:style-name="P5"/>
          <text:p text:style-name="P5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28T19:27:20.273000000</meta:creation-date>
    <meta:generator>LibreOffice/6.4.7.2$Windows_X86_64 LibreOffice_project/639b8ac485750d5696d7590a72ef1b496725cfb5</meta:generator>
    <dc:date>2021-11-30T19:59:21.725000000</dc:date>
    <meta:editing-duration>PT59M11S</meta:editing-duration>
    <meta:editing-cycles>8</meta:editing-cycles>
    <meta:document-statistic meta:table-count="0" meta:image-count="0" meta:object-count="0" meta:page-count="1" meta:paragraph-count="12" meta:word-count="29" meta:character-count="128" meta:non-whitespace-character-count="123"/>
  </office:meta>
</office:document-meta>
</file>